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3" style:family="graphic" style:parent-style-name="standard">
      <style:graphic-properties draw:fill-color="#99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97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cm" svg:height="1cm" svg:x="2.2cm" svg:y="4.4cm">
          <text:p text:style-name="P1">Nombre</text:p>
        </draw:rect>
        <draw:frame draw:style-name="gr2" draw:layer="layout" svg:width="17.2cm" svg:height="1.675cm" svg:x="2.1cm" svg:y="2.3cm">
          <draw:text-box>
            <text:p>Pagina de registro a <text:span text:style-name="T1">proyecto</text:span> server de búsqueda de empleo</text:p>
          </draw:text-box>
        </draw:frame>
        <draw:rect draw:style-name="gr1" draw:text-style-name="P1" draw:layer="layout" svg:width="5.4cm" svg:height="1cm" svg:x="6.7cm" svg:y="4.4cm">
          <text:p text:style-name="P1">1º Apellido</text:p>
        </draw:rect>
        <draw:rect draw:style-name="gr1" draw:text-style-name="P1" draw:layer="layout" svg:width="5.4cm" svg:height="1cm" svg:x="12.6cm" svg:y="4.4cm">
          <text:p text:style-name="P1">2º Apellido</text:p>
        </draw:rect>
        <draw:rect draw:style-name="gr3" draw:text-style-name="P1" draw:layer="layout" svg:width="4.39cm" svg:height="1.7cm" svg:x="14.8cm" svg:y="11.2cm">
          <text:p text:style-name="P1">Agregar</text:p>
          <text:p text:style-name="P1">empresa</text:p>
        </draw:rect>
        <draw:rect draw:style-name="gr1" draw:text-style-name="P2" draw:layer="layout" svg:width="4.5cm" svg:height="1.7cm" svg:x="14.9cm" svg:y="26.3cm">
          <text:p text:style-name="P1"><text:span text:style-name="T2">Guardar</text:span></text:p>
        </draw:rect>
        <draw:rect draw:style-name="gr1" draw:text-style-name="P1" draw:layer="layout" svg:width="5.6cm" svg:height="1cm" svg:x="2.2cm" svg:y="5.8cm">
          <text:p text:style-name="P1">DNI</text:p>
        </draw:rect>
        <draw:rect draw:style-name="gr1" draw:text-style-name="P1" draw:layer="layout" svg:width="7.7cm" svg:height="1.1cm" svg:x="2.1cm" svg:y="7.192cm">
          <text:p text:style-name="P1">Contraseña</text:p>
        </draw:rect>
        <draw:rect draw:style-name="gr1" draw:text-style-name="P1" draw:layer="layout" svg:width="7.7cm" svg:height="1.1cm" svg:x="2.1cm" svg:y="8.692cm">
          <text:p text:style-name="P1">Confirmar contraseña</text:p>
        </draw:rect>
        <draw:frame draw:style-name="gr4" draw:layer="layout" svg:width="9.344cm" svg:height="0.963cm" svg:x="10.156cm" svg:y="7.229cm">
          <draw:text-box>
            <text:p><text:span text:style-name="T1">Introduzca</text:span> al menos 8 <text:span text:style-name="T1">dígitos</text:span></text:p>
          </draw:text-box>
        </draw:frame>
        <draw:frame draw:style-name="gr5" draw:layer="layout" svg:width="7.474cm" svg:height="1.675cm" svg:x="10.511cm" svg:y="8.525cm">
          <draw:text-box>
            <text:p>Introduzca la contraseña</text:p>
            <text:p>De nuevo para confirmar</text:p>
          </draw:text-box>
        </draw:frame>
        <draw:rect draw:style-name="gr6" draw:text-style-name="P1" draw:layer="layout" svg:width="12.2cm" svg:height="16.9cm" svg:x="2.1cm" svg:y="11.2cm">
          <text:p/>
        </draw:rect>
        <draw:rect draw:style-name="gr3" draw:text-style-name="P1" draw:layer="layout" svg:width="4.39cm" svg:height="1.7cm" svg:x="14.8cm" svg:y="13.4cm">
          <text:p text:style-name="P1">Eliminar</text:p>
          <text:p text:style-name="P1">empres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50:41.55</meta:creation-date>
    <dc:date>2020-09-07T10:43:25.62</dc:date>
    <meta:editing-duration>PT1H37M8S</meta:editing-duration>
    <meta:editing-cycles>6</meta:editing-cycles>
    <meta:generator>OpenOffice/4.1.7$Win32 OpenOffice.org_project/417m1$Build-9800</meta:generator>
    <meta:document-statistic meta:object-count="13"/>
  </office:meta>
</office:document-meta>
</file>